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'd be happy to help you configure Nuxt.js, GoFiber, and MariaDB in Docker containers.</text:p>
      <text:p text:style-name="Standard"/>
      <text:p text:style-name="Standard">**Overview**</text:p>
      <text:p text:style-name="Standard"/>
      <text:p text:style-name="Standard">To integrate Nuxt.js, GoFiber, and MariaDB, we'll create a Docker Compose setup that includes three containers:</text:p>
      <text:p text:style-name="Standard"/>
      <text:p text:style-name="Standard">1. Nuxt.js (front-end)</text:p>
      <text:p text:style-name="Standard">2. GoFiber (back-end API)</text:p>
      <text:p text:style-name="Standard">3. MariaDB (database)</text:p>
      <text:p text:style-name="Standard"/>
      <text:p text:style-name="Standard">**Step 1: Create a new Nuxt.js project**</text:p>
      <text:p text:style-name="Standard"/>
      <text:p text:style-name="Standard">First, create a new Nuxt.js project using the following command:</text:p>
      <text:p text:style-name="Standard">```bash</text:p>
      <text:p text:style-name="Standard">npx create-nuxt-app my-nuxt-app</text:p>
      <text:p text:style-name="Standard">```</text:p>
      <text:p text:style-name="Standard">Choose the options that suit your needs, and then navigate to the newly created project directory:</text:p>
      <text:p text:style-name="Standard">```bash</text:p>
      <text:p text:style-name="Standard">cd my-nuxt-app</text:p>
      <text:p text:style-name="Standard">```</text:p>
      <text:p text:style-name="Standard">**Step 2: Create a GoFiber project**</text:p>
      <text:p text:style-name="Standard"/>
      <text:p text:style-name="Standard">Create a new GoFiber project in a separate directory:</text:p>
      <text:p text:style-name="Standard">```bash</text:p>
      <text:p text:style-name="Standard">go mod init my-gofiber-app</text:p>
      <text:p text:style-name="Standard">```</text:p>
      <text:p text:style-name="Standard">Create a new file `main.go` and add the following code:</text:p>
      <text:p text:style-name="Standard">```go</text:p>
      <text:p text:style-name="Standard">package main</text:p>
      <text:p text:style-name="Standard"/>
      <text:p text:style-name="Standard">import (</text:p>
      <text:p text:style-name="Standard"><text:tab/>"log"</text:p>
      <text:p text:style-name="Standard"><text:tab/>"net/http"</text:p>
      <text:p text:style-name="Standard"/>
      <text:p text:style-name="Standard"><text:tab/>"github.com/gofiber/fiber/v2"</text:p>
      <text:p text:style-name="Standard">)</text:p>
      <text:p text:style-name="Standard"/>
      <text:p text:style-name="Standard">func main() {</text:p>
      <text:p text:style-name="Standard"><text:tab/>app := fiber.New()</text:p>
      <text:p text:style-name="Standard"/>
      <text:p text:style-name="Standard"><text:tab/>app.Get("/", func(c *fiber.Ctx) error {</text:p>
      <text:p text:style-name="Standard"><text:tab/><text:tab/>return c.SendString("Hello, World!")</text:p>
      <text:p text:style-name="Standard"><text:tab/>})</text:p>
      <text:p text:style-name="Standard"/>
      <text:p text:style-name="Standard"><text:tab/>log.Fatal(app.Listen(":3000"))</text:p>
      <text:p text:style-name="Standard">}</text:p>
      <text:p text:style-name="Standard">```</text:p>
      <text:p text:style-name="Standard">This is a simple "Hello, World!" example to get us started.</text:p>
      <text:p text:style-name="Standard"/>
      <text:p text:style-name="Standard">**Step 3: Create a MariaDB container**</text:p>
      <text:p text:style-name="Standard"/>
      <text:p text:style-name="Standard"><text:soft-page-break/>Create a new file `docker-compose.yml` in the root of your project directory:</text:p>
      <text:p text:style-name="Standard">```yaml</text:p>
      <text:p text:style-name="Standard">version: '3'</text:p>
      <text:p text:style-name="Standard"/>
      <text:p text:style-name="Standard">services:</text:p>
      <text:p text:style-name="Standard"><text:s text:c="2"/>db:</text:p>
      <text:p text:style-name="Standard"><text:s text:c="4"/>image: mariadb:latest</text:p>
      <text:p text:style-name="Standard"><text:s text:c="4"/>environment:</text:p>
      <text:p text:style-name="Standard"><text:s text:c="6"/>MYSQL_ROOT_PASSWORD: "password"</text:p>
      <text:p text:style-name="Standard"><text:s text:c="6"/>MYSQL_DATABASE: "mydb"</text:p>
      <text:p text:style-name="Standard"><text:s text:c="6"/>MYSQL_USER: "user"</text:p>
      <text:p text:style-name="Standard"><text:s text:c="6"/>MYSQL_PASSWORD: "password"</text:p>
      <text:p text:style-name="Standard"><text:s text:c="4"/>ports:</text:p>
      <text:p text:style-name="Standard"><text:s text:c="6"/>- "3306:3306"</text:p>
      <text:p text:style-name="Standard">```</text:p>
      <text:p text:style-name="Standard">This will create a MariaDB container with the specified credentials and port mapping.</text:p>
      <text:p text:style-name="Standard"/>
      <text:p text:style-name="Standard">**Step 4: Configure Nuxt.js to use GoFiber as a proxy**</text:p>
      <text:p text:style-name="Standard"/>
      <text:p text:style-name="Standard">In your Nuxt.js project, create a new file `nuxt.config.js` and add the following code:</text:p>
      <text:p text:style-name="Standard">```javascript</text:p>
      <text:p text:style-name="Standard">export default {</text:p>
      <text:p text:style-name="Standard"><text:s text:c="2"/>//...</text:p>
      <text:p text:style-name="Standard"><text:s text:c="2"/>server: {</text:p>
      <text:p text:style-name="Standard"><text:s text:c="4"/>port: 3000,</text:p>
      <text:p text:style-name="Standard"><text:s text:c="4"/>proxy: {</text:p>
      <text:p text:style-name="Standard"><text:s text:c="6"/>'/api': {</text:p>
      <text:p text:style-name="Standard"><text:s text:c="8"/>target: 'http://gofiber:3000',</text:p>
      <text:p text:style-name="Standard"><text:s text:c="8"/>pathRewrite: { '^/api': '' },</text:p>
      <text:p text:style-name="Standard"><text:s text:c="6"/>},</text:p>
      <text:p text:style-name="Standard"><text:s text:c="4"/>},</text:p>
      <text:p text:style-name="Standard"><text:s text:c="2"/>},</text:p>
      <text:p text:style-name="Standard">}</text:p>
      <text:p text:style-name="Standard">```</text:p>
      <text:p text:style-name="Standard">This will proxy any requests to `/api` to the GoFiber container.</text:p>
      <text:p text:style-name="Standard"/>
      <text:p text:style-name="Standard">**Step 5: Configure GoFiber to connect to MariaDB**</text:p>
      <text:p text:style-name="Standard"/>
      <text:p text:style-name="Standard">In your GoFiber project, create a new file `database.go` and add the following code:</text:p>
      <text:p text:style-name="Standard">```go</text:p>
      <text:p text:style-name="Standard">package main</text:p>
      <text:p text:style-name="Standard"/>
      <text:p text:style-name="Standard">import (</text:p>
      <text:p text:style-name="Standard"><text:tab/>"database/sql"</text:p>
      <text:p text:style-name="Standard"><text:tab/>"fmt"</text:p>
      <text:p text:style-name="Standard"/>
      <text:p text:style-name="Standard"><text:tab/>_ "github.com/go-sql-driver/mysql"</text:p>
      <text:p text:style-name="Standard">)</text:p>
      <text:p text:style-name="Standard"/>
      <text:p text:style-name="Standard">func main() {</text:p>
      <text:p text:style-name="Standard"><text:tab/>//...</text:p>
      <text:p text:style-name="Standard"><text:tab/>db, err := sql.Open("mysql", "user:password@tcp(db:3306)/mydb")</text:p>
      <text:p text:style-name="Standard"><text:soft-page-break/><text:tab/>if err!= nil {</text:p>
      <text:p text:style-name="Standard"><text:tab/><text:tab/>log.Fatal(err)</text:p>
      <text:p text:style-name="Standard"><text:tab/>}</text:p>
      <text:p text:style-name="Standard"><text:tab/>//...</text:p>
      <text:p text:style-name="Standard">}</text:p>
      <text:p text:style-name="Standard">```</text:p>
      <text:p text:style-name="Standard">This will connect to the MariaDB container using the specified credentials.</text:p>
      <text:p text:style-name="Standard"/>
      <text:p text:style-name="Standard">**Step 6: Create a Docker Compose file for the entire setup**</text:p>
      <text:p text:style-name="Standard"/>
      <text:p text:style-name="Standard">Create a new file `docker-compose.yml` in the root of your project directory:</text:p>
      <text:p text:style-name="Standard">```yaml</text:p>
      <text:p text:style-name="Standard">version: '3'</text:p>
      <text:p text:style-name="Standard"/>
      <text:p text:style-name="Standard">services:</text:p>
      <text:p text:style-name="Standard"><text:s text:c="2"/>db:</text:p>
      <text:p text:style-name="Standard"><text:s text:c="4"/>image: mariadb:latest</text:p>
      <text:p text:style-name="Standard"><text:s text:c="4"/>environment:</text:p>
      <text:p text:style-name="Standard"><text:s text:c="6"/>MYSQL_ROOT_PASSWORD: "password"</text:p>
      <text:p text:style-name="Standard"><text:s text:c="6"/>MYSQL_DATABASE: "mydb"</text:p>
      <text:p text:style-name="Standard"><text:s text:c="6"/>MYSQL_USER: "user"</text:p>
      <text:p text:style-name="Standard"><text:s text:c="6"/>MYSQL_PASSWORD: "password"</text:p>
      <text:p text:style-name="Standard"><text:s text:c="4"/>ports:</text:p>
      <text:p text:style-name="Standard"><text:s text:c="6"/>- "3306:3306"</text:p>
      <text:p text:style-name="Standard"/>
      <text:p text:style-name="Standard"><text:s text:c="2"/>gofiber:</text:p>
      <text:p text:style-name="Standard"><text:s text:c="4"/>build:./gofiber</text:p>
      <text:p text:style-name="Standard"><text:s text:c="4"/>ports:</text:p>
      <text:p text:style-name="Standard"><text:s text:c="6"/>- "3000:3000"</text:p>
      <text:p text:style-name="Standard"><text:s text:c="4"/>depends_on:</text:p>
      <text:p text:style-name="Standard"><text:s text:c="6"/>- db</text:p>
      <text:p text:style-name="Standard"/>
      <text:p text:style-name="Standard"><text:s text:c="2"/>nuxt:</text:p>
      <text:p text:style-name="Standard"><text:s text:c="4"/>build:./nuxt</text:p>
      <text:p text:style-name="Standard"><text:s text:c="4"/>ports:</text:p>
      <text:p text:style-name="Standard"><text:s text:c="6"/>- "3000:3000"</text:p>
      <text:p text:style-name="Standard"><text:s text:c="4"/>depends_on:</text:p>
      <text:p text:style-name="Standard"><text:s text:c="6"/>- gofiber</text:p>
      <text:p text:style-name="Standard">```</text:p>
      <text:p text:style-name="Standard">This will create a Docker Compose setup that includes all three containers.</text:p>
      <text:p text:style-name="Standard"/>
      <text:p text:style-name="Standard">**Step 7: Run the Docker Compose setup**</text:p>
      <text:p text:style-name="Standard"/>
      <text:p text:style-name="Standard">Run the following command to start the containers:</text:p>
      <text:p text:style-name="Standard">```</text:p>
      <text:p text:style-name="Standard">docker-compose up</text:p>
      <text:p text:style-name="Standard">```</text:p>
      <text:p text:style-name="Standard">This will start all three containers, and you should be able to access your Nuxt.js application at `http://localhost:3000`.</text:p>
      <text:p text:style-name="Standard"/>
      <text:p text:style-name="Standard">**Routing**</text:p>
      <text:p text:style-name="Standard"/>
      <text:p text:style-name="Standard"><text:soft-page-break/>To handle routing between Nuxt.js and GoFiber, you can use the `proxy` option in your Nuxt.js configuration. For example, you can add the following code to your `nuxt.config.js` file:</text:p>
      <text:p text:style-name="Standard">```javascript</text:p>
      <text:p text:style-name="Standard">export default {</text:p>
      <text:p text:style-name="Standard"><text:s text:c="2"/>//...</text:p>
      <text:p text:style-name="Standard"><text:s text:c="2"/>server: {</text:p>
      <text:p text:style-name="Standard"><text:s text:c="4"/>port: 3000,</text:p>
      <text:p text:style-name="Standard"><text:s text:c="4"/>proxy: {</text:p>
      <text:p text:style-name="Standard"><text:s text:c="6"/>'/api': {</text:p>
      <text:p text:style-name="Standard"><text:s text:c="8"/>target: 'http://gofiber:3000',</text:p>
      <text:p text:style-name="Standard"><text:s text:c="8"/>pathRewrite: { '^/api': '' },</text:p>
      <text:p text:style-name="Standard"><text:s text:c="6"/>},</text:p>
      <text:p text:style-name="Standard"><text:s text:c="6"/>'/users': {</text:p>
      <text:p text:style-name="Standard"><text:s text:c="8"/>target: 'http://gofiber:3000/users',</text:p>
      <text:p text:style-name="Standard"><text:s text:c="8"/>pathRewrite: { '^/users': '' },</text:p>
      <text:p text:style-name="Standard"><text:s text:c="6"/>},</text:p>
      <text:p text:style-name="Standard"><text:s text:c="4"/>},</text:p>
      <text:p text:style-name="Standard"><text:s text:c="2"/>},</text:p>
      <text:p text:style-name="Standard">} </text:p>
      <text:p text:style-name="Standard">```</text:p>
      <text:p text:style-name="Standard">This will proxy any requests to `/api` and `/users` to the GoFiber container.</text:p>
      <text:p text:style-name="Standard"/>
      <text:p text:style-name="Standard">**Security**</text:p>
      <text:p text:style-name="Standard"/>
      <text:p text:style-name="Standard">To ensure security, make sure to:</text:p>
      <text:p text:style-name="Standard"/>
      <text:p text:style-name="Standard">* Use secure passwords and credentials for your MariaDB container.</text:p>
      <text:p text:style-name="Standard">* Use HTTPS for your Nuxt.js application.</text:p>
      <text:p text:style-name="Standard">* Validate and sanitize user input in your GoFiber API.</text:p>
      <text:p text:style-name="Standard"/>
      <text:p text:style-name="Standard">**Performance**</text:p>
      <text:p text:style-name="Standard"/>
      <text:p text:style-name="Standard">To optimize performance:</text:p>
      <text:p text:style-name="Standard"/>
      <text:p text:style-name="Standard">* Use a load balancer to distribute traffic between multiple instances of your containers.</text:p>
      <text:p text:style-name="Standard">* Use caching mechanisms, such as Redis or Memcached, to reduce the load on your database.</text:p>
      <text:p text:style-name="Standard">* Optimize your database queries and indexing.</text:p>
      <text:p text:style-name="Standard"/>
      <text:p text:style-name="Standard">I hope this helps you get started with integrating Nuxt.js, GoFiber, and MariaDB using Docker containers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11:00:45.448059277</meta:creation-date>
    <dc:date>2024-12-06T11:01:23.514507150</dc:date>
    <meta:editing-duration>PT39S</meta:editing-duration>
    <meta:editing-cycles>1</meta:editing-cycles>
    <meta:document-statistic meta:table-count="0" meta:image-count="0" meta:object-count="0" meta:page-count="4" meta:paragraph-count="155" meta:word-count="601" meta:character-count="4225" meta:non-whitespace-character-count="3499"/>
    <meta:generator>LibreOffice/24.8.3.2$Linux_X86_64 LibreOffice_project/e14c9fdd1f585efcbb2c5363087a99d20928d522</meta:generator>
  </office:meta>
</office:document-meta>
</file>